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6264" officeooo:paragraph-rsid="001262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</text:p>
      <text:p text:style-name="P1">Prof. McMillan</text:p>
      <text:p text:style-name="P1"><text:s/></text:p>
      <text:p text:style-name="P1"><text:s text:c="12"/>In the design phase, you describe the system in enough detail to allow someone unfamiliar with the requirements to implement it. <text:s/>That's the goal, anyway. <text:s/>It practice, it helps if the implementer knows something about the domain and the needs of the users. <text:s/>But the design should ideally be so complete and unambiguous that a good programmer can sit down and start turning out correct code, an evaluator can take the code and tell whether it implements the design correctly and completely, and a maintainer can easily make improvements a long way down the road.</text:p>
      <text:p text:style-name="P1"><text:s/></text:p>
      <text:p text:style-name="P1"><text:s text:c="12"/>The design document is a technical document, not one written for the client or user. <text:s/>Here you can go to town, being as geeky and mathematical as you want -- BNF, objects, automata, formal logic, algorithm analysis -- as long as the implementers have the background to understand it.</text:p>
      <text:p text:style-name="P1"><text:s/></text:p>
      <text:p text:style-name="P1"><text:s text:c="12"/>In our approach, we'll use object-oriented design. <text:s/>This is introduced in the design phase rather than the requirements phase for reasons discussed earlier. <text:s/>The heart of the design will be definitions of classes, associations between classes, and interactions between objects. <text:s/>Even if you end up programming in a non-object-oriented language, you can design an OO system and then try to structure your program as closely as possible to your OOD. <text:s/>We'll use UML as our OO design language, but the ideas are general and you can, in fact, use many different depictions of OO systems, including C++ or Java class definitions (minus the code that implements function).</text:p>
      <text:p text:style-name="P1"><text:s/></text:p>
      <text:p text:style-name="P1"><text:s text:c="12"/>The ideal design is abstract, i.e., it is implementation-independent, so that you can come up with a beautiful OOD and then later decide whether to program in C++, Cobol, Visual Basic, or whatever, depending on practical concerns such as cost, deployment plans, and staff skills.</text:p>
      <text:p text:style-name="P1"><text:s/></text:p>
      <text:p text:style-name="P1"><text:s text:c="12"/>Included in the design is a complete, technical specification of every function and method in the system. <text:s/>This spec gives the assumptions behind the operation of the function and the results that the function produces. <text:s/>Some approaches to specs are quite mathematically formal. <text:s/>They should at least be rigorous and clear.</text:p>
      <text:p text:style-name="P1"><text:s/></text:p>
      <text:p text:style-name="P1"><text:s text:c="12"/>A good design is one that is understandable, implementable, and composed of reusable components. <text:s/>Why reusable? <text:s/>Well, besides the obvious reason that you might save time and effort if you can re-use the wheels you invent, designing for reusability encourages you to create clean, maintainable code. <text:s/>Reusable code is functionally cohesive, i.e., every part of a single function (or method or procedure) contributes to fulfilling one single purpose. <text:s/>You should be able to state the purpose of any function in one phrase. <text:s/>Otherwise, it may have an inferior kind of cohesion such as temporal cohesion (actions occurring at the same time) or communicational cohesion (actions carried out on the same data).</text:p>
      <text:p text:style-name="P1"><text:s/></text:p>
      <text:p text:style-name="P1"><text:s text:c="12"/>A good design is also minimally coupled. <text:s/>Coupling exists where there are dependencies between different parts of the system. <text:s/>The use of global variables is the chief source of coupling and is sometimes called common coupling. <text:s/>Changes in one part of the system will have unplanned effects in other parts. <text:s/>If you lift a function out of a coupled system and try to use it in another, you'll find that it won't work very well. <text:s/>It no longer has its constants, global flags, its friends and relations that allowed it to function previously. <text:s/>Another kind of coupling is control coupling, in which one part of the system makes assumptions about the manner in which another operates. <text:s/>An example is a GUI system in which a function X assumes that another, Y, will be adjusting a display via a particular sequence of actions. <text:s/>X may assume that the display will be in a certain state and modify it itself. <text:s/>If the implementation of Y <text:soft-page-break/>changes, X will be hosed.</text:p>
      <text:p text:style-name="P1"><text:s/></text:p>
      <text:p text:style-name="P1"><text:s text:c="12"/>OOD is supposed to help yield good designs. <text:s/>It encourages you to encapsulate data with the functions that operate on it and generally program in a clean, reusable way. <text:s/>OOD certainly doesn't guarantee this; you can create coupled, ugly designs in any medium. <text:s/>And some feel that the OO paradigm is not always appropriate. <text:s/>But, by and large, OOD is a good frame of reference to be in when you design. <text:s/>The trick is choosing good classes and giving them optimal sets of attributes.</text:p>
      <text:p text:style-name="P1"><text:s/></text:p>
      <text:p text:style-name="P1"><text:s text:c="12"/>One technique for inventing appropriate classes and attributes is to take a prose description of the system, say scenarios or main flows of events, and look for important or frequently-mentioned objects and operations. <text:s/>It's a good bet that the objects and associated methods that keep appearing in the application are good candidates to be software objects and methods.</text:p>
      <text:p text:style-name="P1"><text:s/></text:p>
      <text:p text:style-name="P1"><text:s text:c="12"/>There is a degree of art to this whole process. <text:s/>In designing anything, it helps if you:</text:p>
      <text:p text:style-name="P1"><text:s/></text:p>
      <text:p text:style-name="P1">· <text:s text:c="7"/>Explore the domain thoroughly to gain understanding and get ideas.</text:p>
      <text:p text:style-name="P1">· <text:s text:c="7"/>Generate a lot of design possibilities by</text:p>
      <text:p text:style-name="P1">taking different viewpoints,</text:p>
      <text:p text:style-name="P1">bringing in ideas from other problem solutions,</text:p>
      <text:p text:style-name="P1">thinking of new purposes for old tools,</text:p>
      <text:p text:style-name="P1">and remaining flexible in general.</text:p>
      <text:p text:style-name="P1">· <text:s text:c="7"/>Categorize the potential solutions you come up with and then look for brand new categories of solutions.</text:p>
      <text:p text:style-name="P1">· <text:s text:c="7"/>Withhold criticism of fledgling ideas until they get a chance to show their value.</text:p>
      <text:p text:style-name="P1">· <text:s text:c="7"/>Get feedback on your ideas or otherwise test them out.</text:p>
      <text:p text:style-name="P1"><text:s/></text:p>
      <text:p text:style-name="P1">Exercises:</text:p>
      <text:p text:style-name="P1"><text:s/></text:p>
      <text:p text:style-name="P1"><text:s text:c="12"/>1. What are the differences between design and requirements analysis?</text:p>
      <text:p text:style-name="P1"><text:s/></text:p>
      <text:p text:style-name="P1"><text:s text:c="12"/>2. Why should a design be as abstract as possible?</text:p>
      <text:p text:style-name="P1"><text:s/></text:p>
      <text:p text:style-name="P1"><text:s text:c="12"/>3. Suppose a function opens a file and initializes some key variables to be used in computations. <text:s/>Is this function cohesive? <text:s/>Explain.</text:p>
      <text:p text:style-name="P1"><text:s/></text:p>
      <text:p text:style-name="P1"><text:s text:c="12"/>4. How is coupling the enemy of the maintainer?</text:p>
      <text:p text:style-name="P1"><text:s/></text:p>
      <text:p text:style-name="P1"><text:s text:c="12"/>5. For any existing O-O design from a textbook, from your own programming, or anywhere else, propose a different set of classes that could be employed.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4:29:06.310472000</meta:creation-date>
    <dc:date>2015-05-03T14:29:35.904239000</dc:date>
    <meta:editing-duration>PT29S</meta:editing-duration>
    <meta:editing-cycles>1</meta:editing-cycles>
    <meta:document-statistic meta:table-count="0" meta:image-count="0" meta:object-count="0" meta:page-count="2" meta:paragraph-count="45" meta:word-count="951" meta:character-count="5931" meta:non-whitespace-character-count="4740"/>
    <meta:generator>LibreOffice/4.3.7.2$MacOSX_X86_64 LibreOffice_project/8a35821d8636a03b8bf4e15b48f59794652c68ba</meta:generator>
  </office:meta>
</office:document-meta>
</file>